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fo:font-size="18pt" fo:font-weight="bold" officeooo:rsid="001f31ab" officeooo:paragraph-rsid="001f31ab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RW Chancery L" officeooo:rsid="001f31ab" officeooo:paragraph-rsid="001f31ab"/>
    </style:style>
    <style:style style:name="P5" style:family="paragraph" style:parent-style-name="Standard">
      <style:text-properties style:font-name="URW Chancery L" officeooo:rsid="0019ea53" officeooo:paragraph-rsid="001f31ab"/>
    </style:style>
    <style:style style:name="P6" style:family="paragraph" style:parent-style-name="Standard">
      <style:text-properties style:font-name="URW Chancery L" officeooo:rsid="001f31ab" officeooo:paragraph-rsid="0018939a"/>
    </style:style>
    <style:style style:name="P7" style:family="paragraph" style:parent-style-name="Standard" style:list-style-name="L1">
      <style:text-properties style:font-name="URW Chancery L" officeooo:rsid="001f31ab" officeooo:paragraph-rsid="001f31ab"/>
    </style:style>
    <style:style style:name="T1" style:family="text">
      <style:text-properties officeooo:rsid="001f31ab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tato Salad</text:p>
      <text:p text:style-name="P1">via <text:span text:style-name="T1">Evelyn Warman</text:span></text:p>
      <text:p text:style-name="P1"/>
      <text:p text:style-name="P6">2 lbs<text:tab/>Potatoes, cut into ½ inch cubes</text:p>
      <text:p text:style-name="P1"><text:span text:style-name="T1">5</text:span><text:tab/><text:span text:style-name="T1">Eggs, hard-boiled and diced</text:span></text:p>
      <text:p text:style-name="P1"><text:span text:style-name="T1">½ </text:span>c <text:tab/><text:span text:style-name="T1">Green onion, small dice</text:span></text:p>
      <text:p text:style-name="P4">½ c<text:tab/>Celery, small dice</text:p>
      <text:p text:style-name="P5">½ <text:span text:style-name="T1">c</text:span><text:tab/><text:span text:style-name="T1">Mayonnaise</text:span></text:p>
      <text:p text:style-name="P5"><text:span text:style-name="T1">1 T</text:span><text:tab/><text:span text:style-name="T1">Seasoned salt</text:span></text:p>
      <text:p text:style-name="P4"/>
      <text:list xml:id="list2667128532" text:style-name="L1">
        <text:list-item>
          <text:p text:style-name="P7">Boil the potatoes until soft </text:p>
        </text:list-item>
        <text:list-item>
          <text:p text:style-name="P7">Cool the potatoes</text:p>
        </text:list-item>
        <text:list-item>
          <text:p text:style-name="P7">Mix ingredients together gently so as to keep the potatoes whole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1-07T10:47:06.045081051</dc:date>
    <meta:editing-duration>PT43M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8" meta:character-count="289" meta:non-whitespace-character-count="243"/>
  </office:meta>
</office:document-meta>
</file>